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fo:break-before="page"/>
      <style:text-properties fo:font-size="12pt" fo:font-style="normal" fo:font-weight="bold" style:font-size-asian="10.5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ylor Sallee</text:p>
      <text:p text:style-name="P1">Ryan Langewisch</text:p>
      <text:p text:style-name="P1">Kameron Kincade</text:p>
      <text:p text:style-name="P1"/>
      <text:p text:style-name="P2">Team 10 Project Proposal</text:p>
      <text:p text:style-name="P3"><text:span text:style-name="T1"/></text:p>
      <text:p text:style-name="P3">Overview</text:p>
      <text:p text:style-name="P3"><text:span text:style-name="T1"/></text:p>
      <text:p text:style-name="P3"><text:span text:style-name="T1">Our application is a site which gives people suggestions for things to do. This sounds pretty general, and it is, but we are filtering it into three main categories: Things to do today, things to do this year, and things to do before I die. The main page will allow the user to pick one of the three categories, and it will then give suggestions and allow them to vote the post up or down. Guests will have this ability, but will not be able to post suggestions until they become a member.</text:span></text:p>
      <text:p text:style-name="P3"><text:span text:style-name="T1"/></text:p>
      <text:p text:style-name="P3"><text:span text:style-name="T1">As an incentive to get people to become members, members have scores, similar to reddit's karma. When a post gets up-voted, both the post and user who posted it gets points. Posts are ranked by number of points, and users can see the name of the member who posted the suggestion, which will be a link to their profile. This will encourage more people to join and post, because they will become competitive and want to get more points. There may also be a list of top posters for this day, month, or all time, so users can get good ideas from those who consistently post good ideas.</text:span></text:p>
      <text:p text:style-name="P3"><text:span text:style-name="T1"/></text:p>
      <text:p text:style-name="P3"><text:span text:style-name="T1">This app is good for crowd sourcing, because many people have cool ideas about things to do, but they probably don't have more than a few great ones. This app will gather all of the cool ideas that are out there and sort them into the best ideas of all time.</text:span></text:p>
      <text:p text:style-name="P3"><text:span text:style-name="T1"/></text:p>
      <text:p text:style-name="P3">Functionality</text:p>
      <text:p text:style-name="P3"><text:span text:style-name="T1"/></text:p>
      <text:p text:style-name="P3"><text:span text:style-name="T1">Home page with suggestion buttons</text:span></text:p>
      <text:p text:style-name="P3"><text:span text:style-name="T1">Login based on username, password</text:span></text:p>
      <text:p text:style-name="P3"><text:span text:style-name="T1">Create Account page</text:span></text:p>
      <text:p text:style-name="P3"><text:span text:style-name="T1">Account page w/ to do list and list of 'my posts'</text:span></text:p>
      <text:p text:style-name="P3"><text:span text:style-name="T1">Create suggestion page</text:span></text:p>
      <text:p text:style-name="P3"><text:span text:style-name="T1">Limiting votes for non-users using cookies (CHALLENGING)</text:span></text:p>
      <text:p text:style-name="P3"><text:span text:style-name="T1">Algorithm to generate relevant results (CHALLENGING)</text:span></text:p>
      <text:p text:style-name="P3"><text:span text:style-name="T1">Ability to view another member's account</text:span></text:p>
      <text:p text:style-name="P3"><text:span text:style-name="T1">Logout ability from all pages</text:span></text:p>
      <text:p text:style-name="P3"><text:span text:style-name="T1">Keep track of points and display them for suggestions and users.</text:span></text:p>
      <text:p text:style-name="P3"><text:span text:style-name="T1">Ability to view the top users for different periods of time.</text:span></text:p>
      <text:p text:style-name="P3"><text:span text:style-name="T1"/></text:p>
      <text:p text:style-name="P3">Possible things to add</text:p>
      <text:p text:style-name="P3"><text:span text:style-name="T1"/></text:p>
      <text:p text:style-name="P3"><text:span text:style-name="T1">Email verification for new users</text:span></text:p>
      <text:p text:style-name="P3"><text:span text:style-name="T1">Upload profile photo</text:span></text:p>
      <text:p text:style-name="P4">Database Schema</text:p>
      <text:p text:style-name="P3"><text:span text:style-name="T1"/></text:p>
      <text:p text:style-name="P3"><text:span text:style-name="T1">USERS</text:span></text:p>
      <text:p text:style-name="P3"><text:span text:style-name="T1">id<text:tab/>user_name<text:tab/>password<text:tab/>score<text:tab/><text:tab/>email<text:tab/><text:tab/>date_created</text:span></text:p>
      <text:p text:style-name="P3"><text:span text:style-name="T1">int<text:tab/>string<text:tab/><text:tab/>string<text:tab/><text:tab/>int<text:tab/><text:tab/>string<text:tab/><text:tab/>date</text:span></text:p>
      <text:p text:style-name="P3"><text:span text:style-name="T1"/></text:p>
      <text:p text:style-name="P3"><text:span text:style-name="T1">POSTS</text:span></text:p>
      <text:p text:style-name="P3"><text:span text:style-name="T1">id<text:tab/>content<text:tab/><text:tab/>up_votes<text:tab/>down_votes<text:tab/>user_id<text:tab/>*<text:tab/>time_frame<text:tab/>date_created<text:tab/>title?</text:span></text:p>
      <text:p text:style-name="P3"><text:span text:style-name="T1">int<text:tab/>string<text:tab/><text:tab/>int<text:tab/><text:tab/>int<text:tab/><text:tab/>int<text:tab/><text:tab/>string<text:tab/><text:tab/>date<text:tab/><text:tab/>string?</text:span></text:p>
      <text:p text:style-name="P3"><text:span text:style-name="T1"/></text:p>
      <text:p text:style-name="P3"><text:span text:style-name="T1">TODO_LIST</text:span></text:p>
      <text:p text:style-name="P3"><text:span text:style-name="T1">post_id<text:tab/>*<text:tab/>user_id<text:tab/>*<text:tab/>date_completed</text:span></text:p>
      <text:p text:style-name="P3"><text:span text:style-name="T1">int<text:tab/><text:tab/>int<text:tab/><text:tab/>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ylor Sallee</meta:initial-creator>
    <meta:creation-date>2013-11-04T20:05:22</meta:creation-date>
    <dc:date>2013-11-04T22:52:28</dc:date>
    <dc:creator>Taylor Sallee</dc:creator>
    <meta:editing-duration>PT1H46M36S</meta:editing-duration>
    <meta:editing-cycles>20</meta:editing-cycles>
    <meta:generator>LibreOffice/3.5$Linux_X86_64 LibreOffice_project/350m1$Build-2</meta:generator>
    <meta:printed-by>Taylor Sallee</meta:printed-by>
    <meta:print-date>2013-11-04T22:49:20</meta:print-date>
    <meta:document-statistic meta:table-count="0" meta:image-count="0" meta:object-count="0" meta:page-count="2" meta:paragraph-count="33" meta:word-count="391" meta:character-count="2234" meta:non-whitespace-character-count="1861"/>
  </office:meta>
</office:document-meta>
</file>